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#e6e6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1.B1" style:family="table-cell">
      <style:table-cell-properties fo:background-color="#e6e6ff" fo:padding="0.097cm" fo:border="0.088cm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1.B2" style:family="table-cell">
      <style:table-cell-properties fo:background-color="#e6e6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1.A3" style:family="table-cell">
      <style:table-cell-properties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background-color="#ccff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2.B1" style:family="table-cell">
      <style:table-cell-properties fo:background-color="#ccffff" fo:padding="0.097cm" fo:border="0.088cm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ccff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.B2" style:family="table-cell">
      <style:table-cell-properties fo:background-color="#ccff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fo:background-color="#ff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3.B1" style:family="table-cell">
      <style:table-cell-properties fo:background-color="#ffff99" fo:padding="0.097cm" fo:border="0.088cm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3.B2" style:family="table-cell">
      <style:table-cell-properties fo:background-color="#ff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.A3" style:family="table-cell">
      <style:table-cell-properties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8.5cm"/>
    </style:style>
    <style:style style:name="Tableau5.A1" style:family="table-cell">
      <style:table-cell-properties fo:background-color="#cc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5.B1" style:family="table-cell">
      <style:table-cell-properties fo:background-color="#ccff99" fo:padding="0.097cm" fo:border="0.088cm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.B2" style:family="table-cell">
      <style:table-cell-properties fo:background-color="#cc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5.A3" style:family="table-cell">
      <style:table-cell-properties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" style:family="table">
      <style:table-properties style:width="17cm" fo:margin-left="0cm" table:align="left"/>
    </style:style>
    <style:style style:name="Tableau7.A" style:family="table-column">
      <style:table-column-properties style:column-width="8.5cm"/>
    </style:style>
    <style:style style:name="Tableau7.A1" style:family="table-cell">
      <style:table-cell-properties fo:background-color="#ff99cc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7.B1" style:family="table-cell">
      <style:table-cell-properties fo:background-color="#ff99cc" fo:padding="0.097cm" fo:border="0.088cm solid #000000" style:writing-mode="lr-tb">
        <style:background-image/>
      </style:table-cell-properties>
    </style:style>
    <style:style style:name="Tableau7.A2" style:family="table-cell">
      <style:table-cell-properties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.B2" style:family="table-cell">
      <style:table-cell-properties fo:background-color="#ff99cc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7.A3" style:family="table-cell">
      <style:table-cell-properties style:vertical-align="middle"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Text_20_body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>
      <style:paragraph-properties fo:text-align="center"/>
    </style:style>
    <style:style style:name="gr1" style:family="graphic">
      <style:graphic-properties svg:stroke-width="0.139cm" draw:marker-start-width="0.508cm" draw:marker-end="Extrémités_20_de_20_ligne_20_1" draw:marker-end-width="0.508cm" draw:fill="solid" draw:fill-color="#66ffff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rnaute lambda :</text:p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En tant que</text:p>
          </table:table-cell>
          <table:table-cell table:style-name="Tableau1.B1" office:value-type="string">
            <text:p text:style-name="P1">Internaute lambda</text:p>
          </table:table-cell>
        </table:table-row>
        <table:table-row>
          <table:table-cell table:style-name="Tableau1.A2" office:value-type="string">
            <text:p text:style-name="Table_20_Contents">Je veux</text:p>
          </table:table-cell>
          <table:table-cell table:style-name="Tableau1.B2" office:value-type="string">
            <text:p text:style-name="Table_20_Contents">-M'inscrire</text:p>
            <text:p text:style-name="Table_20_Contents"/>
            <text:p text:style-name="Table_20_Contents">-Pouvoir utiliser un minuteur</text:p>
            <text:p text:style-name="Table_20_Contents"/>
            <text:p text:style-name="Table_20_Contents">-Pouvoir utiliser une table de conversion</text:p>
            <text:p text:style-name="Table_20_Contents"/>
            <text:p text:style-name="Table_20_Contents">-Découvrir de nouvelles recettes</text:p>
            <text:p text:style-name="Table_20_Contents"/>
            <text:p text:style-name="Table_20_Contents">-En apprendre plus sur les fruits rouges</text:p>
          </table:table-cell>
        </table:table-row>
        <table:table-row>
          <table:table-cell table:style-name="Tableau1.A3" office:value-type="string">
            <text:p text:style-name="Table_20_Contents">Pour</text:p>
          </table:table-cell>
          <table:table-cell table:style-name="Tableau1.B2" office:value-type="string">
            <text:p text:style-name="Table_20_Contents">Réaliser une recette aux fruits rouges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Internaute inscrit :</text:p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En tant que</text:p>
          </table:table-cell>
          <table:table-cell table:style-name="Tableau2.B1" office:value-type="string">
            <text:p text:style-name="P1">Internaute inscrit</text:p>
          </table:table-cell>
        </table:table-row>
        <table:table-row>
          <table:table-cell table:style-name="Tableau2.A2" office:value-type="string">
            <text:p text:style-name="P2">Je veux</text:p>
          </table:table-cell>
          <table:table-cell table:style-name="Tableau2.B2" office:value-type="string">
            <text:p text:style-name="Table_20_Contents">-Me connecter</text:p>
            <text:p text:style-name="Table_20_Contents"/>
            <text:p text:style-name="Table_20_Contents">-Me déconnecter</text:p>
            <text:p text:style-name="Table_20_Contents"/>
            <text:p text:style-name="Table_20_Contents">-Poster une nouvelle recette via un formulaire</text:p>
            <text:p text:style-name="Table_20_Contents"/>
            <text:p text:style-name="Table_20_Contents">-Poster un nouveau sujet de discussions via un formulaire</text:p>
            <text:p text:style-name="Table_20_Contents"/>
            <text:p text:style-name="Table_20_Contents">-Poster des commentaires via un formulaire</text:p>
            <text:p text:style-name="Table_20_Contents"/>
            <text:p text:style-name="Table_20_Contents">-Voir mes différents posts</text:p>
            <text:p text:style-name="Table_20_Contents"><text:s/></text:p>
            <text:p text:style-name="Table_20_Contents">-Supprimer mes différents posts</text:p>
            <text:p text:style-name="Table_20_Contents"/>
            <text:p text:style-name="Table_20_Contents">-Commander des produits via une interface de description </text:p>
            <text:p text:style-name="Table_20_Contents"/>
            <text:p text:style-name="Table_20_Contents">-Recevoir un mail de confirmation de commande</text:p>
            <text:p text:style-name="Table_20_Contents"/>
            <text:p text:style-name="Table_20_Contents">-Voir mon historique de commandes</text:p>
            <text:p text:style-name="Table_20_Contents"/>
            <text:p text:style-name="Table_20_Contents">-Regarder les recettes à la mode</text:p>
            <text:p text:style-name="Table_20_Contents"/>
            <text:p text:style-name="Table_20_Contents">-Payer en toute sécurité mes commandes</text:p>
          </table:table-cell>
        </table:table-row>
        <table:table-row>
          <table:table-cell table:style-name="Tableau2.A2" office:value-type="string">
            <text:p text:style-name="Table_20_Contents">Pour</text:p>
          </table:table-cell>
          <table:table-cell table:style-name="Tableau2.B2" office:value-type="string">
            <text:p text:style-name="Table_20_Contents">-Partager ma passion</text:p>
            <text:p text:style-name="Table_20_Contents"/>
            <text:p text:style-name="Table_20_Contents">-Réaliser des recett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7" svg:x1="8.474cm" svg:y1="2.466cm" svg:x2="8.474cm" svg:y2="0.243cm"><text:p/></draw:line><text:soft-page-break/></text:p>
      <text:p text:style-name="P3"/>
      <text:p text:style-name="P3"/>
      <text:p text:style-name="P3"/>
      <text:p text:style-name="P3"/>
      <text:p text:style-name="P3">Héritage</text:p>
      <text:p text:style-name="P3"/>
      <text:p text:style-name="P3"/>
      <text:p text:style-name="P3">Fruiticulteur :</text:p>
      <text:p text:style-name="Standard"/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En tant que</text:p>
          </table:table-cell>
          <table:table-cell table:style-name="Tableau3.B1" office:value-type="string">
            <text:p text:style-name="P1">Fruiticulteur inscrit</text:p>
          </table:table-cell>
        </table:table-row>
        <table:table-row>
          <table:table-cell table:style-name="Tableau3.A2" office:value-type="string">
            <text:p text:style-name="Table_20_Contents">Je veux</text:p>
          </table:table-cell>
          <table:table-cell table:style-name="Tableau3.B2" office:value-type="string">
            <text:p text:style-name="Table_20_Contents">-Poster des annonces pour vendre mes produits via un formulaire</text:p>
            <text:p text:style-name="Table_20_Contents"/>
            <text:p text:style-name="Table_20_Contents">-Voir mes annonces</text:p>
            <text:p text:style-name="Table_20_Contents"/>
            <text:p text:style-name="Table_20_Contents">-Modifier mes annonces via un formulaire</text:p>
            <text:p text:style-name="Table_20_Contents"/>
            <text:p text:style-name="Table_20_Contents">-Supprimer mes annonces</text:p>
            <text:p text:style-name="Table_20_Contents"/>
            <text:p text:style-name="Table_20_Contents">-Être prévenu par mail d'une nouvelle commande</text:p>
            <text:p text:style-name="Table_20_Contents"/>
            <text:p text:style-name="Table_20_Contents">-Voir les différentes commandes</text:p>
            <text:p text:style-name="Table_20_Contents"/>
            <text:p text:style-name="Table_20_Contents">-Confirmer les différentes commandes</text:p>
            <text:p text:style-name="Table_20_Contents"/>
            <text:p text:style-name="Table_20_Contents">-Expédier les différentes commandes</text:p>
            <text:p text:style-name="Table_20_Contents"/>
            <text:p text:style-name="Table_20_Contents">-Annuler les différentes commandes</text:p>
          </table:table-cell>
        </table:table-row>
        <table:table-row>
          <table:table-cell table:style-name="Tableau3.A3" office:value-type="string">
            <text:p text:style-name="Table_20_Contents">Pour</text:p>
          </table:table-cell>
          <table:table-cell table:style-name="Tableau3.B2" office:value-type="string">
            <text:p text:style-name="Table_20_Contents">-Gagner de l'argent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"><draw:line text:anchor-type="paragraph" draw:z-index="1" draw:style-name="gr1" draw:text-style-name="P7" svg:x1="8.474cm" svg:y1="2.267cm" svg:x2="8.474cm" svg:y2="0.044cm"><text:p/></draw:line></text:p>
      <text:p text:style-name="P3"/>
      <text:p text:style-name="P3"/>
      <text:p text:style-name="P3"/>
      <text:p text:style-name="P3"/>
      <text:p text:style-name="P3">Héritage</text:p>
      <text:p text:style-name="P3"/>
      <text:p text:style-name="P3"/>
      <text:p text:style-name="P3">Modérateur :</text:p>
      <text:p text:style-name="Standard"/>
      <text:p text:style-name="Standard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Table_20_Contents">En tant que</text:p>
          </table:table-cell>
          <table:table-cell table:style-name="Tableau5.B1" office:value-type="string">
            <text:p text:style-name="P1">Modérateur</text:p>
          </table:table-cell>
        </table:table-row>
        <table:table-row>
          <table:table-cell table:style-name="Tableau5.A2" office:value-type="string">
            <text:p text:style-name="Table_20_Contents">Je veux</text:p>
          </table:table-cell>
          <table:table-cell table:style-name="Tableau5.B2" office:value-type="string">
            <text:p text:style-name="Table_20_Contents">-Accéder au back-office</text:p>
            <text:p text:style-name="Table_20_Contents"/>
            <text:p text:style-name="Table_20_Contents">-Modérer les recettes (CRUD) :</text:p>
            <text:p text:style-name="Table_20_Contents"/>
            <text:p text:style-name="Table_20_Contents">-Modérer les sujets (CRUD) :</text:p>
            <text:p text:style-name="Table_20_Contents"/>
            <text:p text:style-name="Table_20_Contents">-Modérer les commentaires (CRUD) :</text:p>
            <text:p text:style-name="Table_20_Contents"/>
            <text:p text:style-name="Table_20_Contents">-Gérer les catégories (CRUD) :</text:p>
          </table:table-cell>
        </table:table-row>
        <table:table-row>
          <table:table-cell table:style-name="Tableau5.A3" office:value-type="string">
            <text:p text:style-name="Table_20_Contents">Pour</text:p>
          </table:table-cell>
          <table:table-cell table:style-name="Tableau5.B2" office:value-type="string">
            <text:p text:style-name="Table_20_Contents">Tenir la ligne éditoria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line text:anchor-type="paragraph" draw:z-index="2" draw:style-name="gr1" draw:text-style-name="P7" svg:x1="8.5cm" svg:y1="3.594cm" svg:x2="8.5cm" svg:y2="1.371cm"><text:p/></draw:line></text:p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>Héritage</text:p>
      <text:p text:style-name="P3"/>
      <text:p text:style-name="P3"/>
      <text:p text:style-name="P3">Administrateur :</text:p>
      <text:p text:style-name="Standard"/>
      <text:p text:style-name="Standard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Table_20_Contents">En tant que</text:p>
          </table:table-cell>
          <table:table-cell table:style-name="Tableau7.B1" office:value-type="string">
            <text:p text:style-name="P1">Administrateur</text:p>
          </table:table-cell>
        </table:table-row>
        <table:table-row>
          <table:table-cell table:style-name="Tableau7.A2" office:value-type="string">
            <text:p text:style-name="Table_20_Contents">Je veux</text:p>
          </table:table-cell>
          <table:table-cell table:style-name="Tableau7.B2" office:value-type="string">
            <text:p text:style-name="Table_20_Contents">-Gérer les utilisateurs (CRUD) :</text:p>
          </table:table-cell>
        </table:table-row>
        <table:table-row>
          <table:table-cell table:style-name="Tableau7.A3" office:value-type="string">
            <text:p text:style-name="Table_20_Contents">Pour</text:p>
          </table:table-cell>
          <table:table-cell table:style-name="Tableau7.B2" office:value-type="string">
            <text:p text:style-name="Table_20_Contents">-Participer à la modération</text:p>
            <text:p text:style-name="Table_20_Contents"/>
            <text:p text:style-name="Table_20_Contents">-S'assurer du bon fonctionnement du sit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rafael KOEBEL</meta:initial-creator>
    <dc:creator>rafael KOEBEL</dc:creator>
    <meta:creation-date>2022-04-24T15:24:00Z</meta:creation-date>
    <dc:date>2022-05-19T15:36:36.40</dc:date>
    <meta:editing-cycles>31</meta:editing-cycles>
    <meta:editing-duration>P1DT24M18S</meta:editing-duration>
    <meta:document-statistic meta:table-count="5" meta:image-count="0" meta:object-count="0" meta:page-count="5" meta:paragraph-count="68" meta:word-count="243" meta:character-count="1579"/>
    <meta:template xlink:type="simple" xlink:actuate="onRequest" xlink:title="" xlink:href="Normal.dotm"/>
  </office:meta>
</office:document-meta>
</file>